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돋움" svg:font-family="돋움"/>
    <style:font-face style:name="돋움" svg:font-family="돋움"/>
    <style:font-face style:name="Batang, 바탕" svg:font-family="Batang, 바탕"/>
    <style:font-face style:name="Batang, 바탕" svg:font-family="Batang, 바탕"/>
  </office:font-face-decls>
  <office:automatic-styles>
    <style:style style:name="co6" style:family="table-column">
      <style:table-column-properties fo:break-before="auto" style:column-width="2.25cm"/>
    </style:style>
    <style:style style:name="ID0EEPAG" style:family="table-column">
      <style:table-column-properties style:column-width="2.201cm"/>
    </style:style>
    <style:style style:name="ID0EKPAG" style:family="table-column">
      <style:table-column-properties style:column-width="1.221cm"/>
    </style:style>
    <style:style style:name="ID0EQPAG" style:family="table-column">
      <style:table-column-properties style:column-width="4.273cm"/>
    </style:style>
    <style:style style:name="ID0EWPAG" style:family="table-column">
      <style:table-column-properties style:column-width="7.221cm"/>
    </style:style>
    <style:style style:name="ID0E4PAG" style:family="table-column">
      <style:table-column-properties style:column-width="3.901cm"/>
    </style:style>
    <style:style style:name="ro6" style:family="table-row">
      <style:table-row-properties fo:break-before="auto" style:row-height="0.459cm"/>
    </style:style>
    <style:style style:name="ID0EEQAG" style:family="table-row">
      <style:table-row-properties fo:break-before="auto" style:row-height="0.434cm" style:use-optimal-row-height="true"/>
    </style:style>
    <style:style style:name="ID0EIQAG" style:family="table-row">
      <style:table-row-properties fo:break-before="auto" style:row-height="0.452cm" style:use-optimal-row-height="false"/>
    </style:style>
    <style:style style:name="ID0ENQAG" style:family="table-row">
      <style:table-row-properties fo:break-before="auto" style:row-height="0.452cm" style:use-optimal-row-height="false"/>
    </style:style>
    <style:style style:name="ID0ESQAG" style:family="table-row">
      <style:table-row-properties fo:break-before="auto" style:row-height="0.452cm" style:use-optimal-row-height="false"/>
    </style:style>
    <style:style style:name="ID0EXQAG" style:family="table-row">
      <style:table-row-properties fo:break-before="auto" style:row-height="0.452cm" style:use-optimal-row-height="false"/>
    </style:style>
    <style:style style:name="ID0E3QAG" style:family="table-row">
      <style:table-row-properties fo:break-before="auto" style:row-height="0.452cm" style:use-optimal-row-height="false"/>
    </style:style>
    <style:style style:name="ID0EBRAG" style:family="table-row">
      <style:table-row-properties fo:break-before="auto" style:row-height="0.452cm" style:use-optimal-row-height="false"/>
    </style:style>
    <style:style style:name="ID0EGRAG" style:family="table-row">
      <style:table-row-properties fo:break-before="auto" style:row-height="0.452cm" style:use-optimal-row-height="false"/>
    </style:style>
    <style:style style:name="ID0ELRAG" style:family="table-row">
      <style:table-row-properties fo:break-before="auto" style:row-height="0.452cm" style:use-optimal-row-height="false"/>
    </style:style>
    <style:style style:name="ID0EQRAG" style:family="table-row">
      <style:table-row-properties fo:break-before="auto" style:row-height="0.452cm" style:use-optimal-row-height="false"/>
    </style:style>
    <style:style style:name="ID0EVRAG" style:family="table-row">
      <style:table-row-properties fo:break-before="auto" style:row-height="0.452cm" style:use-optimal-row-height="false"/>
    </style:style>
    <style:style style:name="ID0E1RAG" style:family="table-row">
      <style:table-row-properties fo:break-before="auto" style:row-height="0.452cm" style:use-optimal-row-height="false"/>
    </style:style>
    <style:style style:name="ID0E6RAG" style:family="table-row">
      <style:table-row-properties fo:break-before="auto" style:row-height="0.452cm" style:use-optimal-row-height="false"/>
    </style:style>
    <style:style style:name="ID0EESAG" style:family="table-row">
      <style:table-row-properties fo:break-before="auto" style:row-height="0.452cm" style:use-optimal-row-height="false"/>
    </style:style>
    <style:style style:name="ID0EJSAG" style:family="table-row">
      <style:table-row-properties fo:break-before="auto" style:row-height="0.452cm" style:use-optimal-row-height="false"/>
    </style:style>
    <style:style style:name="ID0EOSAG" style:family="table-row">
      <style:table-row-properties fo:break-before="auto" style:row-height="0.452cm" style:use-optimal-row-height="false"/>
    </style:style>
    <style:style style:name="ID0E1TAG" style:family="table-row">
      <style:table-row-properties fo:break-before="auto" style:row-height="0.485cm" style:use-optimal-row-height="true"/>
    </style:style>
    <style:style style:name="ID0EOVAG" style:family="table-row">
      <style:table-row-properties fo:break-before="auto" style:row-height="0.485cm" style:use-optimal-row-height="true"/>
    </style:style>
    <style:style style:name="ID0E2WAG" style:family="table-row">
      <style:table-row-properties fo:break-before="auto" style:row-height="0.485cm" style:use-optimal-row-height="true"/>
    </style:style>
    <style:style style:name="ID0EIYAG" style:family="table-row">
      <style:table-row-properties fo:break-before="auto" style:row-height="0.485cm" style:use-optimal-row-height="true"/>
    </style:style>
    <style:style style:name="ID0EVZAG" style:family="table-row">
      <style:table-row-properties fo:break-before="auto" style:row-height="0.485cm" style:use-optimal-row-height="true"/>
    </style:style>
    <style:style style:name="ID0EC2AG" style:family="table-row">
      <style:table-row-properties fo:break-before="auto" style:row-height="0.485cm" style:use-optimal-row-height="true"/>
    </style:style>
    <style:style style:name="ID0EP3AG" style:family="table-row">
      <style:table-row-properties fo:break-before="auto" style:row-height="0.485cm" style:use-optimal-row-height="true"/>
    </style:style>
    <style:style style:name="ID0E34AG" style:family="table-row">
      <style:table-row-properties fo:break-before="auto" style:row-height="0.485cm" style:use-optimal-row-height="true"/>
    </style:style>
    <style:style style:name="ID0EJ6AG" style:family="table-row">
      <style:table-row-properties fo:break-before="auto" style:row-height="0.485cm" style:use-optimal-row-height="true"/>
    </style:style>
    <style:style style:name="ID0EWABG" style:family="table-row">
      <style:table-row-properties fo:break-before="auto" style:row-height="0.485cm" style:use-optimal-row-height="true"/>
    </style:style>
    <number:date-style xmlns:c="http://schemas.openxmlformats.org/drawingml/2006/chart" style:name="ID0EFEAC">
      <number:year number:style="long"/>
      <number:text>년</number:text>
      <number:month/>
      <number:text>월</number:text>
      <number:day/>
      <number:text>일</number:text>
    </number:date-style>
    <style:style style:name="ID0EALAE" style:family="table-cell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AEBG" style:family="table" style:master-page-name="Default">
      <style:table-properties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Sheet1" table:style-name="ID0EAEBG">
        <table:table-column table:style-name="ID0EEPAG" table:default-cell-style-name="ID0EALAE"/>
        <table:table-column table:style-name="ID0EKPAG" table:default-cell-style-name="ID0EALAE"/>
        <table:table-column table:style-name="ID0EQPAG" table:default-cell-style-name="ID0EALAE"/>
        <table:table-column table:style-name="ID0EWPAG" table:default-cell-style-name="ID0EALAE" table:visibility="collapse"/>
        <table:table-column table:style-name="ID0E4PAG" table:number-columns-repeated="7" table:default-cell-style-name="ID0EALAE"/>
        <table:table-column table:style-name="co6" table:number-columns-repeated="245" table:default-cell-style-name="ID0EALAE"/>
        <table:table-row xmlns:xdr="http://schemas.openxmlformats.org/drawingml/2006/spreadsheetDrawing" table:style-name="ID0EEQAG">
          <table:table-cell table:number-columns-repeated="256"/>
        </table:table-row>
        <table:table-row xmlns:xdr="http://schemas.openxmlformats.org/drawingml/2006/spreadsheetDrawing" table:style-name="ID0EIQAG">
          <table:table-cell table:number-columns-repeated="256"/>
        </table:table-row>
        <table:table-row xmlns:xdr="http://schemas.openxmlformats.org/drawingml/2006/spreadsheetDrawing" table:style-name="ID0ENQAG">
          <table:table-cell table:number-columns-repeated="256"/>
        </table:table-row>
        <table:table-row xmlns:xdr="http://schemas.openxmlformats.org/drawingml/2006/spreadsheetDrawing" table:style-name="ID0ESQAG">
          <table:table-cell table:number-columns-repeated="256"/>
        </table:table-row>
        <table:table-row xmlns:xdr="http://schemas.openxmlformats.org/drawingml/2006/spreadsheetDrawing" table:style-name="ID0EXQAG">
          <table:table-cell table:number-columns-repeated="256"/>
        </table:table-row>
        <table:table-row xmlns:xdr="http://schemas.openxmlformats.org/drawingml/2006/spreadsheetDrawing" table:style-name="ID0E3QAG">
          <table:table-cell table:number-columns-repeated="256"/>
        </table:table-row>
        <table:table-row xmlns:xdr="http://schemas.openxmlformats.org/drawingml/2006/spreadsheetDrawing" table:style-name="ID0EBRAG">
          <table:table-cell table:number-columns-repeated="256"/>
        </table:table-row>
        <table:table-row xmlns:xdr="http://schemas.openxmlformats.org/drawingml/2006/spreadsheetDrawing" table:style-name="ID0EGRAG">
          <table:table-cell table:number-columns-repeated="256"/>
        </table:table-row>
        <table:table-row xmlns:xdr="http://schemas.openxmlformats.org/drawingml/2006/spreadsheetDrawing" table:style-name="ID0ELRAG">
          <table:table-cell table:number-columns-repeated="256"/>
        </table:table-row>
        <table:table-row xmlns:xdr="http://schemas.openxmlformats.org/drawingml/2006/spreadsheetDrawing" table:style-name="ID0EQRAG">
          <table:table-cell table:number-columns-repeated="256"/>
        </table:table-row>
        <table:table-row xmlns:xdr="http://schemas.openxmlformats.org/drawingml/2006/spreadsheetDrawing" table:style-name="ID0EVRAG">
          <table:table-cell table:number-columns-repeated="256"/>
        </table:table-row>
        <table:table-row xmlns:xdr="http://schemas.openxmlformats.org/drawingml/2006/spreadsheetDrawing" table:style-name="ID0E1RAG">
          <table:table-cell table:number-columns-repeated="256"/>
        </table:table-row>
        <table:table-row xmlns:xdr="http://schemas.openxmlformats.org/drawingml/2006/spreadsheetDrawing" table:style-name="ID0E6RAG">
          <table:table-cell table:number-columns-repeated="256"/>
        </table:table-row>
        <table:table-row xmlns:xdr="http://schemas.openxmlformats.org/drawingml/2006/spreadsheetDrawing" table:style-name="ID0EESAG">
          <table:table-cell table:number-columns-repeated="256"/>
        </table:table-row>
        <table:table-row xmlns:xdr="http://schemas.openxmlformats.org/drawingml/2006/spreadsheetDrawing" table:style-name="ID0EJSAG">
          <table:table-cell table:number-columns-repeated="256"/>
        </table:table-row>
        <table:table-row xmlns:xdr="http://schemas.openxmlformats.org/drawingml/2006/spreadsheetDrawing" table:style-name="ID0EOSAG">
          <table:table-cell table:number-columns-repeated="2"/>
          <table:table-cell table:style-name="" office:value-type="string">
            <text:p>일정표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  <table:table-row xmlns:xdr="http://schemas.openxmlformats.org/drawingml/2006/spreadsheetDrawing" table:style-name="ID0E1TAG">
          <table:table-cell table:number-columns-repeated="2"/>
          <table:table-cell table:style-name="" office:value-type="string">
            <text:p>분류</text:p>
          </table:table-cell>
          <table:table-cell table:style-name="" office:value-type="string">
            <text:p>세부내용</text:p>
          </table:table-cell>
          <table:table-cell table:style-name="" office:value-type="float" office:value="45432">
            <text:p>45432</text:p>
          </table:table-cell>
          <table:table-cell table:style-name="" office:value-type="float" office:value="45433">
            <text:p>45433</text:p>
          </table:table-cell>
          <table:table-cell table:style-name="" office:value-type="float" office:value="45434">
            <text:p>45434</text:p>
          </table:table-cell>
          <table:table-cell table:style-name="" office:value-type="float" office:value="45435">
            <text:p>45435</text:p>
          </table:table-cell>
          <table:table-cell table:style-name="" office:value-type="float" office:value="45436">
            <text:p>45436</text:p>
          </table:table-cell>
          <table:table-cell table:style-name="" office:value-type="float" office:value="45437">
            <text:p>45437</text:p>
          </table:table-cell>
          <table:table-cell table:style-name="" office:value-type="float" office:value="45438">
            <text:p>45438</text:p>
          </table:table-cell>
          <table:table-cell table:number-columns-repeated="245"/>
        </table:table-row>
        <table:table-row xmlns:xdr="http://schemas.openxmlformats.org/drawingml/2006/spreadsheetDrawing" table:style-name="ID0EOVAG">
          <table:table-cell table:number-columns-repeated="2"/>
          <table:table-cell table:style-name="" office:value-type="string">
            <text:p>문서작성</text:p>
          </table:table-cell>
          <table:table-cell table:style-name="" office:value-type="string">
            <text:p>개발계획서 및 문서작성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  <table:table-row xmlns:xdr="http://schemas.openxmlformats.org/drawingml/2006/spreadsheetDrawing" table:style-name="ID0E2WAG">
          <table:table-cell table:number-columns-repeated="2"/>
          <table:table-cell table:style-name="" office:value-type="string">
            <text:p>개념적 모델링</text:p>
          </table:table-cell>
          <table:table-cell table:style-name="" office:value-type="string">
            <text:p>flow chart 작성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  <table:table-row xmlns:xdr="http://schemas.openxmlformats.org/drawingml/2006/spreadsheetDrawing" table:style-name="ID0EIYAG">
          <table:table-cell table:number-columns-repeated="2"/>
          <table:table-cell table:style-name="" office:value-type="string">
            <text:p>논리적 모델링</text:p>
          </table:table-cell>
          <table:table-cell table:style-name="" office:value-type="string">
            <text:p>변수 설정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  <table:table-row xmlns:xdr="http://schemas.openxmlformats.org/drawingml/2006/spreadsheetDrawing" table:style-name="ID0EVZAG">
          <table:table-cell table:number-columns-repeated="2"/>
          <table:table-cell table:style-name="" office:value-type="string">
            <text:p>서버 / 클라이언트 구현</text:p>
          </table:table-cell>
          <table:table-cell table:style-name="" office:value-type="string">
            <text:p>경험치 코드 작성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  <table:table-row xmlns:xdr="http://schemas.openxmlformats.org/drawingml/2006/spreadsheetDrawing" table:style-name="ID0EC2AG">
          <table:table-cell table:number-columns-repeated="2"/>
          <table:table-cell table:style-name="" office:value-type="string">
            <text:p>DB 만들기</text:p>
          </table:table-cell>
          <table:table-cell table:style-name="" office:value-type="string">
            <text:p>level 코드 작성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  <table:table-row xmlns:xdr="http://schemas.openxmlformats.org/drawingml/2006/spreadsheetDrawing" table:style-name="ID0EP3AG">
          <table:table-cell table:number-columns-repeated="2"/>
          <table:table-cell table:style-name="" office:value-type="string">
            <text:p>로그인 / 화원가입 로직</text:p>
          </table:table-cell>
          <table:table-cell table:style-name="" office:value-type="string">
            <text:p>실행창 구현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  <table:table-row xmlns:xdr="http://schemas.openxmlformats.org/drawingml/2006/spreadsheetDrawing" table:style-name="ID0E34AG">
          <table:table-cell table:number-columns-repeated="2"/>
          <table:table-cell table:style-name="" office:value-type="string">
            <text:p>채팅 기능 구현</text:p>
          </table:table-cell>
          <table:table-cell table:style-name="" office:value-type="string">
            <text:p>오류검토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  <table:table-row xmlns:xdr="http://schemas.openxmlformats.org/drawingml/2006/spreadsheetDrawing" table:style-name="ID0EJ6AG">
          <table:table-cell table:number-columns-repeated="2"/>
          <table:table-cell table:style-name="" office:value-type="string">
            <text:p>추가 기능 </text:p>
          </table:table-cell>
          <table:table-cell table:style-name="" office:value-type="string">
            <text:p>테스트 및 디버깅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  <table:table-row xmlns:xdr="http://schemas.openxmlformats.org/drawingml/2006/spreadsheetDrawing" table:style-name="ID0EWABG">
          <table:table-cell table:number-columns-repeated="2"/>
          <table:table-cell table:style-name="" office:value-type="string">
            <text:p>제출</text:p>
          </table:table-cell>
          <table:table-cell table:style-name="" office:value-type="string">
            <text:p>완료보고서 작성 및 제출</text:p>
          </table:table-cell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style-name=""/>
          <table:table-cell table:number-columns-repeated="245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돋움" svg:font-family="돋움"/>
    <style:font-face style:name="돋움" svg:font-family="돋움"/>
    <style:font-face style:name="Batang, 바탕" svg:font-family="Batang, 바탕"/>
    <style:font-face style:name="Batang, 바탕" svg:font-family="Batang, 바탕"/>
    <style:font-face style:name="돋움" svg:font-family="돋움"/>
    <style:font-face style:name="Arial" svg:font-family="Arial"/>
  </office:font-face-decls>
  <office:styles>
    <style:style style:name="Default" style:family="table-cell">
      <style:text-properties style:font-name="Arial" fo:font-size="10" style:font-size-asian="10pt" style:font-size-complex="10pt" style:font-name-asian="Arial" fo:color="#000000"/>
    </style:style>
    <style:style xmlns:number="urn:oasis:names:tc:opendocument:xmlns:datastyle:1.0" xmlns:v="urn:schemas-microsoft-com:vml" style:name="ID0EI2AE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S2AE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G3AE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RB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BC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JLAG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TLAG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9.699cm" fo:page-height="20.999cm" style:print-orientation="landscape" style:scale-to="71" fo:margin-top="1.3cm" fo:margin-bottom="1.3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  <style:style style:name="ID0E5CBG_CP1-1" style:family="text">
      <style:text-properties fo:color="#000000" style:font-name="돋움" fo:font-size="10pt"/>
    </style:style>
    <style:style style:name="ID0E6CBG_CP1-1" style:family="text">
      <style:text-properties fo:color="#000000" style:font-name="Arial" fo:font-size="10pt"/>
    </style:style>
  </office:automatic-styles>
  <office:master-styles>
    <style:master-page style:name="Default" style:page-layout-name="pm1">
      <style:header>
        <text:p><text:span text:style-name="ID0E5CBG_CP1-1"><text:sheet-name>???</text:sheet-name></text:span></text:p>
      </style:header>
      <style:header-left style:display="false"/>
      <style:footer>
        <text:p><text:span text:style-name="ID0E6CBG_CP1-1">Page </text:span><text:span text:style-name="ID0E6CBG_CP1-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24-05-20T10:34:11.171</meta:creation-date>
    <dc:creator xmlns:dc="http://purl.org/dc/elements/1.1/">주영</dc:creator>
    <dc:date xmlns:dc="http://purl.org/dc/elements/1.1/">2024-05-20T10:50:47.219</dc:date>
    <meta:editing-cycles>4</meta:editing-cycles>
    <meta:document-statistic/>
    <meta:editing-duration>PT0H30M0S</meta:editing-duration>
  </office:meta>
</office:document-meta>
</file>